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86c7" officeooo:paragraph-rsid="000e86c7"/>
    </style:style>
    <style:style style:name="P2" style:family="paragraph" style:parent-style-name="Standard" style:list-style-name="L2">
      <style:text-properties officeooo:rsid="000e86c7" officeooo:paragraph-rsid="000e86c7"/>
    </style:style>
    <style:style style:name="P3" style:family="paragraph" style:parent-style-name="Standard" style:list-style-name="L2">
      <style:text-properties officeooo:rsid="000f72d0" officeooo:paragraph-rsid="000f72d0"/>
    </style:style>
    <style:style style:name="T1" style:family="text">
      <style:text-properties officeooo:rsid="001102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vel 1.3 Notes</text:p>
      <text:p text:style-name="P1">Seaweed Pizza</text:p>
      <text:p text:style-name="P1"/>
      <text:p text:style-name="P1">Level Description:</text:p>
      <text:p text:style-name="P1"><text:tab/>Player will collect seaweed strewn throughout levels that take 3 taps each to collect. The challenge comes from a wave that will sweep across the entire screen at set intervals in a set direction for each individual room. The waves cannot travel through solid objects such as boulders or rock walls but can travel through coral, (although there isn’t any coral used in this level).</text:p>
      <text:p text:style-name="P1"/>
      <text:p text:style-name="P1">Assets/game objects </text:p>
      <text:list xml:id="list1694267202" text:style-name="L2">
        <text:list-item>
          <text:p text:style-name="P2">Seaweed</text:p>
          <text:list>
            <text:list-item>
              <text:p text:style-name="P2">Non-moving collectible that requires 3 taps to collec<text:span text:style-name="T1">t</text:span></text:p>
            </text:list-item>
            <text:list-item>
              <text:p text:style-name="P2">if they tap a patch of seaweed once or twice and then return to it later, player will only need to tap once more to fully harvest it. </text:p>
            </text:list-item>
            <text:list-item>
              <text:p text:style-name="P2">Not affected by waves</text:p>
            </text:list-item>
          </text:list>
        </text:list-item>
        <text:list-item>
          <text:p text:style-name="P2">Waves</text:p>
          <text:list>
            <text:list-item>
              <text:p text:style-name="P2">Waves originate on an indicated side of the level (refer to level designs) and travel directly across the entirety of the room. </text:p>
            </text:list-item>
            <text:list-item>
              <text:p text:style-name="P3">Waves stop when they come in contact with a solid object like a boulder.</text:p>
            </text:list-item>
            <text:list-item>
              <text:p text:style-name="P3">Waves will pass through non solid objects such as coral.</text:p>
            </text:list-item>
            <text:list-item>
              <text:p text:style-name="P3">Time frame on the waves will vary from room to room as needed to adjust for difficulty.</text:p>
            </text:list-item>
          </text:list>
        </text:list-item>
        <text:list-item>
          <text:p text:style-name="P3">Boulder</text:p>
          <text:list>
            <text:list-item>
              <text:p text:style-name="P3">A solid object that does not move. </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22:54:26.792000000</meta:creation-date>
    <dc:date>2017-10-04T23:10:04.516000000</dc:date>
    <meta:editing-duration>PT5M6S</meta:editing-duration>
    <meta:editing-cycles>3</meta:editing-cycles>
    <meta:generator>LibreOffice/5.3.1.2$Windows_X86_64 LibreOffice_project/e80a0e0fd1875e1696614d24c32df0f95f03deb2</meta:generator>
    <meta:document-statistic meta:table-count="0" meta:image-count="0" meta:object-count="0" meta:page-count="1" meta:paragraph-count="16" meta:word-count="198" meta:character-count="1065" meta:non-whitespace-character-count="889"/>
  </office:meta>
</office:document-meta>
</file>